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Liberation Sans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style:font-name-complex="Courier New"/>
    </style:style>
    <style:style style:name="P9" style:family="paragraph" style:parent-style-name="Standard">
      <style:paragraph-properties fo:text-align="start" style:justify-single-word="false"/>
      <style:text-properties style:font-name="Courier New" style:font-name-complex="Liberation Sans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style:font-name-complex="Liberation Sans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style:text-underline-style="none" officeooo:rsid="0008bb8b" officeooo:paragraph-rsid="0008bb8b" style:text-underline-mode="continuous" style:text-overline-mode="continuous" style:text-line-through-mode="continuous" style:font-size-asian="10.5pt" style:font-name-complex="Liberation Sans" style:font-size-complex="12pt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list-style-name="L3">
      <style:paragraph-properties fo:text-align="start" style:justify-single-word="false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132bfa"/>
    </style:style>
    <style:style style:name="P18" style:family="paragraph" style:parent-style-name="Standard" style:list-style-name="L4">
      <style:paragraph-properties fo:text-align="start" style:justify-single-word="false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08ca69"/>
    </style:style>
    <style:style style:name="P20" style:family="paragraph" style:parent-style-name="Standard">
      <style:paragraph-properties fo:text-align="start" style:justify-single-word="false"/>
      <style:text-properties officeooo:paragraph-rsid="0016270e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0pt" style:text-underline-style="none" officeooo:rsid="0008bb8b" officeooo:paragraph-rsid="000ef39d" style:text-underline-mode="continuous" style:text-overline-mode="continuous" style:text-line-through-mode="continuous" style:font-size-asian="10pt" style:font-name-complex="Courier New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0pt" officeooo:paragraph-rsid="000ef39d" style:font-size-asian="10pt" style:font-name-complex="Courier New" style:font-size-complex="10pt"/>
    </style:style>
    <style:style style:name="T1" style:family="text">
      <style:text-properties style:font-name="Liberation Sans" style:font-name-complex="Liberation Sans"/>
    </style:style>
    <style:style style:name="T2" style:family="text">
      <style:text-properties style:font-name="Liberation Sans" officeooo:rsid="00132bfa" style:font-name-complex="Liberation Sans"/>
    </style:style>
    <style:style style:name="T3" style:family="text"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T4" style:family="text">
      <style:text-properties style:font-name="Liberation Sans" fo:font-weight="bold" style:font-weight-asian="bold" style:font-name-complex="Liberation Sans" style:font-weight-complex="bold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style:font-name="Liberation Sans" fo:font-size="10pt" officeooo:rsid="0008ca69" style:font-size-asian="10pt" style:font-name-complex="Liberation Sans" style:font-size-complex="10pt"/>
    </style:style>
    <style:style style:name="T7" style:family="text">
      <style:text-properties style:font-name="Liberation Sans" fo:font-size="12pt" officeooo:rsid="0008ca69" style:font-size-asian="12pt" style:font-name-complex="Liberation Sans" style:font-size-complex="12pt"/>
    </style:style>
    <style:style style:name="T8" style:family="text">
      <style:text-properties style:text-position="super 67%" style:font-name="Liberation Sans" style:font-name-complex="Liberation Sans"/>
    </style:style>
    <style:style style:name="T9" style:family="text">
      <style:text-properties style:font-name="Courier New" fo:font-size="10pt" style:font-size-asian="10pt" style:font-name-complex="Liberation Sans" style:font-size-complex="10pt"/>
    </style:style>
    <style:style style:name="T10" style:family="text">
      <style:text-properties style:font-name="Courier New" fo:font-size="10pt" officeooo:rsid="0008bb8b" style:font-size-asian="10pt" style:font-name-complex="Liberation Sans" style:font-size-complex="10pt"/>
    </style:style>
    <style:style style:name="T11" style:family="text">
      <style:text-properties style:font-name="Courier New" fo:font-size="10pt" officeooo:rsid="0008ca69" style:font-size-asian="10pt" style:font-name-complex="Liberation Sans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officeooo:rsid="00132bfa" style:font-size-asian="10pt" style:font-name-complex="Liberation Sans" style:font-size-complex="10pt"/>
    </style:style>
    <style:style style:name="T14" style:family="text">
      <style:text-properties style:font-name="Courier New1" fo:font-size="10pt" style:font-size-asian="10pt" style:font-size-complex="10pt"/>
    </style:style>
    <style:style style:name="T15" style:family="text">
      <style:text-properties style:font-name="Courier New1" fo:font-size="10pt" officeooo:rsid="001514da" style:font-size-asian="10pt" style:font-size-complex="10pt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12pt" officeooo:rsid="0016270e" style:font-size-asian="10.5pt" style:font-size-complex="12pt"/>
    </style:style>
    <style:style style:name="T18" style:family="text">
      <style:text-properties style:font-name="Liberation Sans" fo:font-size="12pt" officeooo:rsid="00132bfa" style:font-size-asian="12pt" style:font-name-complex="Liberation Sans" style:font-size-complex="12pt"/>
    </style:style>
    <style:style style:name="T19" style:family="text">
      <style:text-properties style:font-name="Liberation Sans" fo:font-size="12pt" officeooo:rsid="0016270e" style:font-size-asian="12pt" style:font-name-complex="Liberation Sans" style:font-size-complex="12pt"/>
    </style:style>
    <style:style style:name="T20" style:family="text">
      <style:text-properties style:font-name="Liberation Sans" officeooo:rsid="000c2a72"/>
    </style:style>
    <style:style style:name="T21" style:family="text">
      <style:text-properties style:font-name="Liberation Sans" officeooo:rsid="000ef39d"/>
    </style:style>
    <style:style style:name="T22" style:family="text">
      <style:text-properties officeooo:rsid="000c2a72"/>
    </style:style>
    <style:style style:name="T23" style:family="text">
      <style:text-properties officeooo:rsid="000ded61"/>
    </style:style>
    <style:style style:name="T24" style:family="text">
      <style:text-properties officeooo:rsid="000ef39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tting up the CSM Development Environment</text:p>
      <text:p text:style-name="P1"/>
      <text:p text:style-name="P2">Background</text:p>
      <text:p text:style-name="P5"><text:span text:style-name="Default_20_Paragraph_20_Font"><text:span text:style-name="T1">The CSM system is written mostly in C++, with some modules in C. It also depends on several 3</text:span></text:span><text:span text:style-name="Default_20_Paragraph_20_Font"><text:span text:style-name="T8">rd</text:span></text:span><text:span text:style-name="Default_20_Paragraph_20_Font"><text:span text:style-name="T1"> party libraries. This document will provide directions on obtaining the CSM sources and dependent libraries, and compiling everything. Several external tools will be used.</text:span></text:span></text:p>
      <text:p text:style-name="P4"/>
      <text:p text:style-name="P4">CSM can be compiled on Windows, Linux and OS X. The instructions are a little bit different on these platforms, although both Linux and OS X are rather similar.</text:p>
      <text:p text:style-name="P4"/>
      <text:p text:style-name="P3">Compiler</text:p>
      <text:p text:style-name="P4">CSM requires C++11. The following compilers are supported:</text:p>
      <text:p text:style-name="P4"/>
      <text:list xml:id="list1161514803171611890" text:style-name="L1">
        <text:list-item>
          <text:p text:style-name="P12">On Windows, Visual Studio 2013 or later. CSM is a 32-bit Windows process.</text:p>
        </text:list-item>
        <text:list-item>
          <text:p text:style-name="P12">Apple LLVM 5.1 or later (clang-503 or later)</text:p>
        </text:list-item>
        <text:list-item>
          <text:p text:style-name="P12">On Linux – gcc and g++ 4.8 or later.</text:p>
        </text:list-item>
      </text:list>
      <text:p text:style-name="P4"/>
      <text:p text:style-name="P3">Linux Prequisites</text:p>
      <text:p text:style-name="P4">You need to install git, cmake, <text:s/>g++ <text:s/><text:span text:style-name="T22">and boost </text:span>on Linux. The easiest way to do that is to run:</text:p>
      <text:p text:style-name="P4"/>
      <text:p text:style-name="P6">sudo apt-get install git cmake g++ <text:span text:style-name="T23">libboost-all-dev</text:span></text:p>
      <text:p text:style-name="P6"/>
      <text:p text:style-name="P14">Of course, on CentUS use <text:span text:style-name="T12">yum</text:span><text:span text:style-name="T16"> instead. </text:span><text:span text:style-name="T20">The packages have different names, too, </text:span><text:span text:style-name="T21">so run</text:span></text:p>
      <text:p text:style-name="P14"/>
      <text:p text:style-name="P22">sudo <text:span text:style-name="T24">yun</text:span> install git cmake g<text:span text:style-name="T24">cc-c++</text:span></text:p>
      <text:p text:style-name="P21"><text:span text:style-name="T21"/></text:p>
      <text:p text:style-name="P3"/>
      <text:p text:style-name="P3">Obtaining the CSM sources</text:p>
      <text:p text:style-name="P4">The CSM git repository is hosted on bitbucket.org . To get the sources, simply run</text:p>
      <text:p text:style-name="P4"/>
      <text:p text:style-name="P6">git clone https://yourusername@bitbucket.org/teamcsm/csm.git csmroot</text:p>
      <text:p text:style-name="P8"/>
      <text:p text:style-name="P5"><text:span text:style-name="Default_20_Paragraph_20_Font"><text:span text:style-name="T1">This will create a csmroot folder with several subfolders:</text:span></text:span></text:p>
      <text:list xml:id="list6195425412733429962" text:style-name="L2">
        <text:list-item>
          <text:p text:style-name="P15"><text:span text:style-name="Default_20_Paragraph_20_Font"><text:span text:style-name="T1">CSM – the CSM sources</text:span></text:span></text:p>
        </text:list-item>
        <text:list-item>
          <text:p text:style-name="P15"><text:span text:style-name="Default_20_Paragraph_20_Font"><text:span text:style-name="T1">openbabel-files – OpenBabel headers, binaries and scripts</text:span></text:span></text:p>
        </text:list-item>
        <text:list-item>
          <text:p text:style-name="P15"><text:span text:style-name="Default_20_Paragraph_20_Font"><text:span text:style-name="T1">Testing – the Python test suite</text:span></text:span></text:p>
        </text:list-item>
        <text:list-item>
          <text:p text:style-name="P15"><text:span text:style-name="Default_20_Paragraph_20_Font"><text:span text:style-name="T1">test_cases – Test cases for the test suite</text:span></text:span></text:p>
        </text:list-item>
      </text:list>
      <text:p text:style-name="P9"/>
      <text:p text:style-name="P5"><text:span text:style-name="Default_20_Paragraph_20_Font"><text:span text:style-name="T3">Boost</text:span></text:span></text:p>
      <text:p text:style-name="P5"><text:span text:style-name="Default_20_Paragraph_20_Font"><text:span text:style-name="T1">CSM uses various Boost components. It's been tested with Boost 1.54 and 1.56. It will probably work with later versions, too.</text:span></text:span></text:p>
      <text:p text:style-name="P9"/>
      <text:p text:style-name="P5"><text:span text:style-name="Default_20_Paragraph_20_Font"><text:span text:style-name="T1">You can install Boost as follows:</text:span></text:span></text:p>
      <text:p text:style-name="P9"/>
      <text:list xml:id="list6120777676003572454" text:style-name="L3">
        <text:list-item>
          <text:p text:style-name="P16"><text:span text:style-name="Default_20_Paragraph_20_Font"><text:span text:style-name="T1">On Windows, download the prebuilt binaries from </text:span></text:span><text:a xlink:type="simple" xlink:href="http://sourceforge.net/projects/boost/files/boost-binaries/" office:target-frame-name="_top" xlink:show="replace"><text:span text:style-name="Default_20_Paragraph_20_Font"><text:span text:style-name="T1">http://sourceforge.net/projects/boost/files/boost-binaries/</text:span></text:span></text:a><text:span text:style-name="Default_20_Paragraph_20_Font"><text:span text:style-name="T1"> . Don't forget to download the 32-bit version, CSM hasn't been tested as a 64-bit Windows program yet.<text:line-break/><text:line-break/>Install Boost wherever you look (the default is c:\boost\&lt;version&gt;). For the <text:s/></text:span></text:span><text:soft-page-break/><text:span text:style-name="Default_20_Paragraph_20_Font"><text:span text:style-name="T1">compilation to work, you need to create a symbolic link from csmroot/boost to the Boost installation.<text:line-break/><text:line-break/>To create a symbolic link on Windows, open a command prompt window </text:span></text:span><text:span text:style-name="Default_20_Paragraph_20_Font"><text:span text:style-name="T4">as an administrator</text:span></text:span><text:span text:style-name="Default_20_Paragraph_20_Font"><text:span text:style-name="T1"> (right click on the command prompt icon and select </text:span></text:span><text:span text:style-name="Default_20_Paragraph_20_Font"><text:span text:style-name="T4">Run as an Administrator</text:span></text:span><text:span text:style-name="Default_20_Paragraph_20_Font"><text:span text:style-name="T1">). Switch to the csmroot folder and type<text:line-break/><text:line-break/></text:span></text:span><text:span text:style-name="Default_20_Paragraph_20_Font"><text:span text:style-name="T9">mklink /d boost c:\boost\&lt;version&gt;<text:line-break/></text:span></text:span></text:p>
        </text:list-item>
        <text:list-item>
          <text:p text:style-name="P17"><text:span text:style-name="Default_20_Paragraph_20_Font"><text:span text:style-name="T1">On </text:span></text:span><text:span text:style-name="Default_20_Paragraph_20_Font"><text:span text:style-name="T2">Ubuntu, just run </text:span></text:span><text:span text:style-name="Default_20_Paragraph_20_Font"><text:span text:style-name="T13">sudo apt-get install libboost-all-dev</text:span></text:span></text:p>
        </text:list-item>
        <text:list-item>
          <text:p text:style-name="P16"><text:span text:style-name="Default_20_Paragraph_20_Font"><text:span text:style-name="T1">On OS X the easiest way is to use homebrew like so:<text:line-break/></text:span></text:span><text:span text:style-name="Default_20_Paragraph_20_Font"><text:span text:style-name="T9">brew install boost</text:span></text:span></text:p>
        </text:list-item>
        <text:list-item>
          <text:p text:style-name="P17"><text:span text:style-name="Default_20_Paragraph_20_Font"><text:span text:style-name="T18">On CentOS boost 1.53 is available in the official repository. Unfortunately CSM requires boost 1.54 and later, so you need to install Boost manually, by running the following commands from a directory of your choice:<text:line-break/><text:line-break/></text:span></text:span><text:span text:style-name="Source_20_Text"><text:span text:style-name="T14">wget </text:span></text:span><text:a xlink:type="simple" xlink:href="http://sourceforge.net/projects/boost/files/boost/1.54.0/boost_1_57_0.tar.gz"><text:span text:style-name="Source_20_Text"><text:span text:style-name="T14">http://sourceforge.net/projects/boost/files/boost/1.54.0/boost_1_5</text:span></text:span></text:a><text:a xlink:type="simple" xlink:href="http://sourceforge.net/projects/boost/files/boost/1.54.0/boost_1_57_0.tar.gz"><text:span text:style-name="Source_20_Text"><text:span text:style-name="T15">7</text:span></text:span></text:a><text:a xlink:type="simple" xlink:href="http://sourceforge.net/projects/boost/files/boost/1.54.0/boost_1_57_0.tar.gz"><text:span text:style-name="Source_20_Text"><text:span text:style-name="T14">_0.tar.gz</text:span></text:span></text:a><text:span text:style-name="Source_20_Text"><text:span text:style-name="T14"><text:line-break/>tar -xzvf boost_1_5</text:span></text:span><text:span text:style-name="Source_20_Text"><text:span text:style-name="T15">7</text:span></text:span><text:span text:style-name="Source_20_Text"><text:span text:style-name="T14">_0.tar.gz<text:line-break/>cd boost_1_5</text:span></text:span><text:span text:style-name="Source_20_Text"><text:span text:style-name="T15">7</text:span></text:span><text:span text:style-name="Source_20_Text"><text:span text:style-name="T14">_0<text:line-break/>./bootstrap.sh –prefix=/usr/</text:span></text:span><text:span text:style-name="Source_20_Text"><text:span text:style-name="T15">include<text:line-break/>sudo </text:span></text:span><text:span text:style-name="Source_20_Text"><text:span text:style-name="T14">./b2 install –with=all<text:line-break/><text:line-break/></text:span></text:span><text:span text:style-name="Source_20_Text"><text:span text:style-name="T17">Note that compiling boost can take a while, depending on your computer.</text:span></text:span></text:p>
        </text:list-item>
      </text:list>
      <text:p text:style-name="P20"><text:span text:style-name="Default_20_Paragraph_20_Font"><text:span text:style-name="T19"/></text:span></text:p>
      <text:p text:style-name="P4"/>
      <text:p text:style-name="P3">OpenBabel</text:p>
      <text:p text:style-name="P5"><text:span text:style-name="Default_20_Paragraph_20_Font"><text:span text:style-name="T1">CSM uses OpenBabel, an open-source chemistry library. As of the writing of this document (September 2014), the latest OpenBabel release is 2.3.2, which doesn't support C++11. The bleeding edge version does support it, so you need to obtain that.</text:span></text:span></text:p>
      <text:p text:style-name="P3"/>
      <text:p text:style-name="P5"><text:span text:style-name="Default_20_Paragraph_20_Font"><text:span text:style-name="T1">On Windows, a compiled version of OpenBabel is already stored in the repository, so there's no need to do anything.</text:span></text:span></text:p>
      <text:p text:style-name="P3"/>
      <text:p text:style-name="P5"><text:span text:style-name="Default_20_Paragraph_20_Font"><text:span text:style-name="T1">On OS X and Linux things are a little more involved, but not by much.</text:span></text:span></text:p>
      <text:p text:style-name="P4"/>
      <text:list xml:id="list8979683696071614816" text:style-name="L4">
        <text:list-item>
          <text:p text:style-name="P18"><text:span text:style-name="Default_20_Paragraph_20_Font"><text:span text:style-name="T1">Create a symbolic link from </text:span></text:span><text:span text:style-name="Default_20_Paragraph_20_Font"><text:span text:style-name="T9">csmroot/openbabel-files/os</text:span></text:span><text:span text:style-name="Default_20_Paragraph_20_Font"><text:span text:style-name="T1"> to <text:line-break/></text:span></text:span><text:span text:style-name="Default_20_Paragraph_20_Font"><text:span text:style-name="T9">csmroot/openbabel-files/</text:span></text:span><text:span text:style-name="Default_20_Paragraph_20_Font"><text:span text:style-name="T10">linux</text:span></text:span><text:span text:style-name="Default_20_Paragraph_20_Font"><text:span text:style-name="T5"> </text:span></text:span><text:span text:style-name="Default_20_Paragraph_20_Font"><text:span text:style-name="T1">(on Linux) or </text:span></text:span><text:span text:style-name="Default_20_Paragraph_20_Font"><text:span text:style-name="T9">csmroot/openbabel-files/osx</text:span></text:span><text:span text:style-name="Default_20_Paragraph_20_Font"><text:span text:style-name="T1"> on OS X.</text:span></text:span></text:p>
        </text:list-item>
        <text:list-item>
          <text:p text:style-name="P18"><text:span text:style-name="Default_20_Paragraph_20_Font"><text:span text:style-name="T1">Switch to </text:span></text:span><text:span text:style-name="Default_20_Paragraph_20_Font"><text:span text:style-name="T9">csmroot/openbabel-files/os</text:span></text:span><text:span text:style-name="Default_20_Paragraph_20_Font"><text:span text:style-name="T1"> and run the </text:span></text:span><text:span text:style-name="Default_20_Paragraph_20_Font"><text:span text:style-name="T9">build</text:span></text:span><text:span text:style-name="Default_20_Paragraph_20_Font"><text:span text:style-name="T1"> script.<text:line-break/>The script will get the latest OpenBabel version from the OpenBabel git repository, compile it and install it under </text:span></text:span><text:span text:style-name="Default_20_Paragraph_20_Font"><text:span text:style-name="T9">csmroot/openbabel-files/os/lib</text:span></text:span></text:p>
        </text:list-item>
        <text:list-item>
          <text:p text:style-name="P19"><text:span text:style-name="Default_20_Paragraph_20_Font"><text:span text:style-name="T7">The script modifies the LD_LIBRARY_PATH variable. After running it, please run the following command to get the changes:</text:span></text:span><text:span text:style-name="Default_20_Paragraph_20_Font"><text:span text:style-name="T6"> </text:span></text:span><text:span text:style-name="Default_20_Paragraph_20_Font"><text:span text:style-name="T11">source ~/.bashrc</text:span></text:span></text:p>
        </text:list-item>
      </text:list>
      <text:p text:style-name="P3"><text:span text:style-name="Default_20_Paragraph_20_Font"><text:span text:style-name="T1"/></text:span></text:p>
      <text:p text:style-name="P3">Compiling CSM</text:p>
      <text:p text:style-name="P4">Now it's time to compile CSM.</text:p>
      <text:p text:style-name="P4"/>
      <text:p text:style-name="P5"><text:span text:style-name="Default_20_Paragraph_20_Font"><text:span text:style-name="T1">On Windows, open the Visual Studio solution in </text:span></text:span><text:span text:style-name="Default_20_Paragraph_20_Font"><text:span text:style-name="T9">csmroot/CSM/msvc/csm.sln</text:span></text:span><text:span text:style-name="Default_20_Paragraph_20_Font"><text:span text:style-name="T1"> and build it. The binaries will be written to </text:span></text:span><text:span text:style-name="Default_20_Paragraph_20_Font"><text:span text:style-name="T9">csmroot/CSM/msvc/debug</text:span></text:span><text:span text:style-name="Default_20_Paragraph_20_Font"><text:span text:style-name="T1"> and </text:span></text:span><text:span text:style-name="Default_20_Paragraph_20_Font"><text:span text:style-name="T9">csmroot/CSM/msvc/release</text:span></text:span></text:p>
      <text:p text:style-name="P4"/>
      <text:p text:style-name="P5"><text:span text:style-name="Default_20_Paragraph_20_Font"><text:span text:style-name="T1">On OS X switch to </text:span></text:span><text:span text:style-name="Default_20_Paragraph_20_Font"><text:span text:style-name="T9">csmroot/CSM/osx</text:span></text:span><text:span text:style-name="Default_20_Paragraph_20_Font"><text:span text:style-name="T1"> and run make. The binary will be written to the same </text:span></text:span><text:soft-page-break/><text:span text:style-name="Default_20_Paragraph_20_Font"><text:span text:style-name="T1">folder.</text:span></text:span></text:p>
      <text:p text:style-name="P4"/>
      <text:p text:style-name="P5"><text:span text:style-name="Default_20_Paragraph_20_Font"><text:span text:style-name="T1">On Linux, switch to </text:span></text:span><text:span text:style-name="Default_20_Paragraph_20_Font"><text:span text:style-name="T9">csmroot/CSM/linux</text:span></text:span><text:span text:style-name="Default_20_Paragraph_20_Font"><text:span text:style-name="T1"> and run make. The binary will be written to the same folder.</text:span></text:span></text:p>
      <text:p text:style-name="P4"/>
      <text:p text:style-name="P3">Running the Python Test</text:p>
      <text:p text:style-name="P4">To run the Python tests, you need to have Python 3.4 installed (older versions of Python 3 might work, too. Python 2 is not supported). So first install it.</text:p>
      <text:p text:style-name="P4"/>
      <text:p text:style-name="P5"><text:span text:style-name="Default_20_Paragraph_20_Font"><text:span text:style-name="T1">Now make another symbolic link – from </text:span></text:span><text:span text:style-name="Default_20_Paragraph_20_Font"><text:span text:style-name="T9">csmroot/bin</text:span></text:span><text:span text:style-name="Default_20_Paragraph_20_Font"><text:span text:style-name="T1"> to the folder with the compiled CSM binaries.</text:span></text:span></text:p>
      <text:p text:style-name="P4"/>
      <text:p text:style-name="P5"><text:span text:style-name="Default_20_Paragraph_20_Font"><text:span text:style-name="T1">To run the tests, switch to </text:span></text:span><text:span text:style-name="Default_20_Paragraph_20_Font"><text:span text:style-name="T9">csmroot/Testing</text:span></text:span><text:span text:style-name="Default_20_Paragraph_20_Font"><text:span text:style-name="T1"> and run</text:span></text:span></text:p>
      <text:p text:style-name="P4"/>
      <text:p text:style-name="P7">python -m unittest test.py</text:p>
      <text:p text:style-name="P7"/>
      <text:p text:style-name="P5"><text:span text:style-name="Default_20_Paragraph_20_Font"><text:span text:style-name="T1">Note that you need to run Python 3, so you might have to specify a path or run python3 – depending on your setu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end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end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line-style="solid" style:adjustment="righ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creation-date>2014-09-15T22:07:00Z</meta:creation-date>
    <dc:date>2014-11-20T17:20:53.601882000</dc:date>
    <meta:editing-cycles>12</meta:editing-cycles>
    <meta:editing-duration>PT1H39M9S</meta:editing-duration>
    <meta:document-statistic meta:table-count="0" meta:image-count="0" meta:object-count="0" meta:page-count="3" meta:paragraph-count="47" meta:word-count="724" meta:character-count="4573" meta:non-whitespace-character-count="3893"/>
    <meta:template xlink:type="simple" xlink:actuate="onRequest" xlink:title="" xlink:href="Normal.dotm"/>
  </office:meta>
</office:document-meta>
</file>